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845cm" svg:height="8.35cm" svg:x="0.455cm" svg:y="0.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7-11T16:17:17.399655377</dc:date>
    <meta:editing-duration>PT3M24S</meta:editing-duration>
    <meta:editing-cycles>17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46cm" svg:height="8.351cm" xlink:href="." xlink:type="simple" chart:class="chart:scatter" chart:style-name="ch1">
        <chart:plot-area chart:style-name="ch2" chart:data-source-has-labels="both" svg:x="0.296cm" svg:y="0.167cm" svg:width="14.254cm" svg:height="8.017cm">
          <chartooo:coordinate-region svg:x="0.838cm" svg:y="0.367cm" svg:width="13.618cm" svg:height="7.618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36812455268468">
                <text:p>2.368124552684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68454710592869">
                <text:p>2.68454710592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90482705246602">
                <text:p>2.90482705246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99802672842827">
                <text:p>2.99802672842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.95105651629515">
                <text:p>2.95105651629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.77051324277579">
                <text:p>2.77051324277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.48175367410172">
                <text:p>2.48175367410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.1253332335643">
                <text:p>2.12533323356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75131011283515">
                <text:p>1.75131011283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41221474770753">
                <text:p>1.412214747707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15567207449799">
                <text:p>1.155672074497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01771274927131">
                <text:p>1.01771274927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01771274927131">
                <text:p>1.01771274927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15567207449799">
                <text:p>1.155672074497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41221474770753">
                <text:p>1.41221474770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75131011283515">
                <text:p>1.751310112835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1253332335643">
                <text:p>2.12533323356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48175367410171">
                <text:p>2.48175367410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77051324277579">
                <text:p>2.770513242775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95105651629515">
                <text:p>2.951056516295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2.99802672842827">
                <text:p>2.998026728428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.90482705246602">
                <text:p>2.90482705246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68454710592869">
                <text:p>2.684547105928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36812455268468">
                <text:p>2.368124552684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63187544731532">
                <text:p>1.631875447315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31545289407131">
                <text:p>1.315452894071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09517294753398">
                <text:p>1.095172947533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00197327157173">
                <text:p>1.00197327157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04894348370485">
                <text:p>1.04894348370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22948675722421">
                <text:p>1.229486757224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51824632589829">
                <text:p>1.518246325898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8746667664357">
                <text:p>1.87466676643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.24868988716485">
                <text:p>2.248689887164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58778525229247">
                <text:p>2.587785252292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84432792550201">
                <text:p>2.844327925502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98228725072869">
                <text:p>2.982287250728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98228725072869">
                <text:p>2.982287250728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.84432792550202">
                <text:p>2.844327925502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2.58778525229247">
                <text:p>2.587785252292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2.24868988716485">
                <text:p>2.248689887164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8746667664357">
                <text:p>1.87466676643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51824632589828">
                <text:p>1.518246325898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22948675722421">
                <text:p>1.229486757224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04894348370485">
                <text:p>1.048943483704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00197327157173">
                <text:p>1.001973271571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09517294753398">
                <text:p>1.095172947533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31545289407131">
                <text:p>1.31545289407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63187544731532">
                <text:p>1.631875447315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36812455268468">
                <text:p>2.368124552684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68454710592869">
                <text:p>2.684547105928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.90482705246602">
                <text:p>2.904827052466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.99802672842827">
                <text:p>2.998026728428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.95105651629515">
                <text:p>2.951056516295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77051324277579">
                <text:p>2.770513242775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.48175367410171">
                <text:p>2.481753674101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.12533323356431">
                <text:p>2.125333233564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75131011283515">
                <text:p>1.751310112835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41221474770753">
                <text:p>1.412214747707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15567207449799">
                <text:p>1.155672074497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01771274927131">
                <text:p>1.017712749271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01771274927131">
                <text:p>1.017712749271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15567207449799">
                <text:p>1.155672074497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41221474770753">
                <text:p>1.412214747707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75131011283515">
                <text:p>1.751310112835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.12533323356431">
                <text:p>2.125333233564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.48175367410171">
                <text:p>2.481753674101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.77051324277579">
                <text:p>2.770513242775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2.95105651629515">
                <text:p>2.951056516295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2.99802672842827">
                <text:p>2.998026728428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2.90482705246602">
                <text:p>2.904827052466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.68454710592869">
                <text:p>2.684547105928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.36812455268468">
                <text:p>2.368124552684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.63187544731532">
                <text:p>1.631875447315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31545289407131">
                <text:p>1.315452894071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09517294753398">
                <text:p>1.095172947533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00197327157173">
                <text:p>1.001973271571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.04894348370485">
                <text:p>1.048943483704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.22948675722421">
                <text:p>1.229486757224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.51824632589829">
                <text:p>1.518246325898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8746667664357">
                <text:p>1.87466676643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2.24868988716486">
                <text:p>2.248689887164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2.58778525229248">
                <text:p>2.587785252292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2.84432792550202">
                <text:p>2.844327925502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2.98228725072869">
                <text:p>2.982287250728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2.98228725072869">
                <text:p>2.98228725072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2.84432792550201">
                <text:p>2.844327925502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2.58778525229247">
                <text:p>2.587785252292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2.24868988716486">
                <text:p>2.248689887164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8746667664357">
                <text:p>1.87466676643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51824632589829">
                <text:p>1.518246325898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22948675722421">
                <text:p>1.229486757224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04894348370485">
                <text:p>1.048943483704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00197327157173">
                <text:p>1.001973271571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09517294753398">
                <text:p>1.09517294753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31545289407131">
                <text:p>1.315452894071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63187544731532">
                <text:p>1.631875447315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2.36812455268467">
                <text:p>2.368124552684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2.68454710592869">
                <text:p>2.684547105928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2.90482705246602">
                <text:p>2.904827052466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2.99802672842827">
                <text:p>2.998026728428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2.95105651629515">
                <text:p>2.951056516295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2.77051324277579">
                <text:p>2.770513242775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2.48175367410172">
                <text:p>2.481753674101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2.1253332335643">
                <text:p>2.12533323356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75131011283514">
                <text:p>1.751310112835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41221474770753">
                <text:p>1.412214747707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15567207449798">
                <text:p>1.155672074497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01771274927131">
                <text:p>1.01771274927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01771274927131">
                <text:p>1.017712749271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15567207449799">
                <text:p>1.155672074497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41221474770752">
                <text:p>1.412214747707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75131011283514">
                <text:p>1.751310112835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2.1253332335643">
                <text:p>2.12533323356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2.48175367410171">
                <text:p>2.481753674101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2.77051324277578">
                <text:p>2.770513242775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2.95105651629515">
                <text:p>2.951056516295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2.99802672842827">
                <text:p>2.998026728428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2.90482705246602">
                <text:p>2.904827052466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2.68454710592869">
                <text:p>2.684547105928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2.36812455268468">
                <text:p>2.368124552684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.00000000000001">
                <text:p>2.000000000000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63187544731532">
                <text:p>1.631875447315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31545289407131">
                <text:p>1.315452894071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09517294753398">
                <text:p>1.095172947533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00197327157173">
                <text:p>1.001973271571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04894348370485">
                <text:p>1.048943483704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22948675722421">
                <text:p>1.229486757224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51824632589829">
                <text:p>1.518246325898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87466676643569">
                <text:p>1.874666766435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2.24868988716486">
                <text:p>2.248689887164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2.58778525229247">
                <text:p>2.587785252292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84432792550201">
                <text:p>2.844327925502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98228725072869">
                <text:p>2.982287250728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.98228725072869">
                <text:p>2.982287250728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2.84432792550202">
                <text:p>2.844327925502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2.58778525229247">
                <text:p>2.587785252292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2.24868988716485">
                <text:p>2.24868988716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.8746667664357">
                <text:p>1.87466676643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.51824632589829">
                <text:p>1.518246325898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.22948675722421">
                <text:p>1.229486757224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1.04894348370485">
                <text:p>1.048943483704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00197327157173">
                <text:p>1.001973271571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.09517294753398">
                <text:p>1.095172947533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.31545289407131">
                <text:p>1.315452894071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1.63187544731532">
                <text:p>1.631875447315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